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5.875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13.57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ombre</text:span></text:p>
          </table:table-cell>
          <table:table-cell table:style-name="Cell2">
            <text:p text:style-name="P3"><text:span text:style-name="T3_1">Login</text:span><text:span text:style-name="T3_2"><text:s/></text:span><text:span text:style-name="T3_3">administrativo</text:span></text:p>
          </table:table-cell>
        </table:table-row>
        <table:table-row table:style-name="Row2">
          <table:table-cell table:style-name="Cell3">
            <text:p text:style-name="P4"><text:span text:style-name="T4_1">Autor</text:span></text:p>
          </table:table-cell>
          <table:table-cell table:style-name="Cell4">
            <text:p text:style-name="P5"><text:span text:style-name="T5_1">Fernando</text:span><text:span text:style-name="T5_2"><text:s/></text:span><text:span text:style-name="T5_3">Salcido</text:span><text:span text:style-name="T5_4"><text:s/></text:span><text:span text:style-name="T5_5">Ruiz</text:span></text:p>
          </table:table-cell>
        </table:table-row>
        <table:table-row table:style-name="Row3">
          <table:table-cell table:style-name="Cell5">
            <text:p text:style-name="P6"><text:span text:style-name="T6_1">Fecha</text:span></text:p>
          </table:table-cell>
          <table:table-cell table:style-name="Cell6">
            <text:p text:style-name="P7"><text:span text:style-name="T7_1">10/02/2016</text:span></text:p>
          </table:table-cell>
        </table:table-row>
        <table:table-row table:style-name="Row4">
          <table:table-cell table:style-name="Cell7">
            <text:p text:style-name="P8"><text:span text:style-name="T8_1">Descripción</text:span><text:span text:style-name="T8_2">:</text:span></text:p>
            <text:p text:style-name="P9"><text:span text:style-name="T9_1">En</text:span><text:span text:style-name="T9_2"><text:s/></text:span><text:span text:style-name="T9_3">un</text:span><text:span text:style-name="T9_4"><text:s/></text:span><text:span text:style-name="T9_5">apartado</text:span><text:span text:style-name="T9_6"><text:s/></text:span><text:span text:style-name="T9_7">de</text:span><text:span text:style-name="T9_8"><text:s/></text:span><text:span text:style-name="T9_9">la</text:span><text:span text:style-name="T9_10"><text:s/></text:span><text:span text:style-name="T9_11">página</text:span><text:span text:style-name="T9_12"><text:s/></text:span><text:span text:style-name="T9_13">web</text:span><text:span text:style-name="T9_14"><text:s/></text:span><text:span text:style-name="T9_15">se</text:span><text:span text:style-name="T9_16"><text:s/></text:span><text:span text:style-name="T9_17">encontrará</text:span><text:span text:style-name="T9_18"><text:s/></text:span><text:span text:style-name="T9_19">una</text:span><text:span text:style-name="T9_20"><text:s/></text:span><text:span text:style-name="T9_21">interfaz</text:span><text:span text:style-name="T9_22"><text:s/></text:span><text:span text:style-name="T9_23">de</text:span><text:span text:style-name="T9_24"><text:s/></text:span><text:span text:style-name="T9_25">acceso</text:span><text:span text:style-name="T9_26"><text:s/></text:span><text:span text:style-name="T9_27">de</text:span><text:span text:style-name="T9_28"><text:s/></text:span><text:span text:style-name="T9_29">usuario</text:span><text:span text:style-name="T9_30"><text:s/></text:span><text:span text:style-name="T9_31">para</text:span><text:span text:style-name="T9_32"><text:s/></text:span><text:span text:style-name="T9_33">que</text:span><text:span text:style-name="T9_34"><text:s/></text:span><text:span text:style-name="T9_35">el</text:span><text:span text:style-name="T9_36"><text:s/></text:span><text:span text:style-name="T9_37">administrador</text:span><text:span text:style-name="T9_38"><text:s/></text:span><text:span text:style-name="T9_39">tenga</text:span><text:span text:style-name="T9_40"><text:s/></text:span><text:span text:style-name="T9_41">permiso</text:span><text:span text:style-name="T9_42"><text:s/></text:span><text:span text:style-name="T9_43">único</text:span><text:span text:style-name="T9_44"><text:s/></text:span><text:span text:style-name="T9_45">de</text:span><text:span text:style-name="T9_46"><text:s/></text:span><text:span text:style-name="T9_47">modificar</text:span><text:span text:style-name="T9_48">,<text:s/></text:span><text:span text:style-name="T9_49">crear</text:span><text:span text:style-name="T9_50"><text:s/></text:span><text:span text:style-name="T9_51">y</text:span><text:span text:style-name="T9_52"><text:s/></text:span><text:span text:style-name="T9_53">eliminar</text:span><text:span text:style-name="T9_54"><text:s/></text:span><text:span text:style-name="T9_55">información</text:span><text:span text:style-name="T9_56"><text:s/></text:span><text:span text:style-name="T9_57">de</text:span><text:span text:style-name="T9_58"><text:s/></text:span><text:span text:style-name="T9_59">otros</text:span><text:span text:style-name="T9_60"><text:s/></text:span><text:span text:style-name="T9_61">sitios</text:span><text:span text:style-name="T9_62"><text:s/></text:span><text:span text:style-name="T9_63">de</text:span><text:span text:style-name="T9_64"><text:s/></text:span><text:span text:style-name="T9_65">la</text:span><text:span text:style-name="T9_66"><text:s/></text:span><text:span text:style-name="T9_67">página</text:span></text:p>
          </table:table-cell>
          <table:table-cell table:style-name="Cell8">
            <text:p text:style-name="P10"/>
          </table:table-cell>
        </table:table-row>
        <table:table-row table:style-name="Row5">
          <table:table-cell table:style-name="Cell9">
            <text:p text:style-name="P11"><text:span text:style-name="T11_1">Actores</text:span><text:span text:style-name="T11_2">:<text:s/></text:span><text:span text:style-name="T11_3">Administrador</text:span></text:p>
          </table:table-cell>
          <table:table-cell table:style-name="Cell10">
            <text:p text:style-name="P12"/>
          </table:table-cell>
        </table:table-row>
        <table:table-row table:style-name="Row6">
          <table:table-cell table:style-name="Cell11">
            <text:p text:style-name="P13"><text:span text:style-name="T13_1">Precondiciones</text:span><text:span text:style-name="T13_2">:</text:span></text:p>
            <text:p text:style-name="P14"><text:span text:style-name="T14_1">Para</text:span><text:span text:style-name="T14_2"><text:s/></text:span><text:span text:style-name="T14_3">que</text:span><text:span text:style-name="T14_4"><text:s/></text:span><text:span text:style-name="T14_5">sea</text:span><text:span text:style-name="T14_6"><text:s/></text:span><text:span text:style-name="T14_7">posible</text:span><text:span text:style-name="T14_8"><text:s/></text:span><text:span text:style-name="T14_9">que</text:span><text:span text:style-name="T14_10"><text:s/></text:span><text:span text:style-name="T14_11">el</text:span><text:span text:style-name="T14_12"><text:s/></text:span><text:span text:style-name="T14_13">moderador</text:span><text:span text:style-name="T14_14"><text:s/></text:span><text:span text:style-name="T14_15">se</text:span><text:span text:style-name="T14_16"><text:s/></text:span><text:span text:style-name="T14_17">conecte</text:span><text:span text:style-name="T14_18"><text:s/></text:span><text:span text:style-name="T14_19">primero</text:span><text:span text:style-name="T14_20"><text:s/></text:span><text:span text:style-name="T14_21">tiene</text:span><text:span text:style-name="T14_22"><text:s/></text:span><text:span text:style-name="T14_23">que</text:span><text:span text:style-name="T14_24"><text:s/></text:span><text:span text:style-name="T14_25">tener</text:span><text:span text:style-name="T14_26"><text:s/></text:span><text:span text:style-name="T14_27">una</text:span><text:span text:style-name="T14_28"><text:s/></text:span><text:span text:style-name="T14_29">cuenta</text:span><text:span text:style-name="T14_30"><text:s/></text:span><text:span text:style-name="T14_31">con</text:span><text:span text:style-name="T14_32"><text:s/></text:span><text:span text:style-name="T14_33">privilegios</text:span><text:span text:style-name="T14_34"><text:s/></text:span><text:span text:style-name="T14_35">de</text:span><text:span text:style-name="T14_36"><text:s/></text:span><text:span text:style-name="T14_37">administrador</text:span><text:span text:style-name="T14_38">,<text:s/></text:span><text:span text:style-name="T14_39">de</text:span><text:span text:style-name="T14_40"><text:s/></text:span><text:span text:style-name="T14_41">la</text:span><text:span text:style-name="T14_42"><text:s/></text:span><text:span text:style-name="T14_43">cual</text:span><text:span text:style-name="T14_44"><text:s/></text:span><text:span text:style-name="T14_45">conocerá</text:span><text:span text:style-name="T14_46"><text:s/></text:span><text:span text:style-name="T14_47">tanto</text:span><text:span text:style-name="T14_48"><text:s/></text:span><text:span text:style-name="T14_49">usuario</text:span><text:span text:style-name="T14_50"><text:s/></text:span><text:span text:style-name="T14_51">como</text:span><text:span text:style-name="T14_52"><text:s/></text:span><text:span text:style-name="T14_53">contraseña</text:span><text:span text:style-name="T14_54">.</text:span></text:p>
          </table:table-cell>
          <table:table-cell table:style-name="Cell12">
            <text:p text:style-name="P15"/>
          </table:table-cell>
        </table:table-row>
        <table:table-row table:style-name="Row7">
          <table:table-cell table:style-name="Cell13">
            <text:p text:style-name="P16"><text:span text:style-name="T16_1">Flujo</text:span><text:span text:style-name="T16_2"><text:s/></text:span><text:span text:style-name="T16_3">normal</text:span><text:span text:style-name="T16_4">:</text:span></text:p>
            <text:list text:style-name="LS1" xml:id="list0">
              <text:list-item>
                <text:p text:style-name="P17"><text:span text:style-name="T17_1">Entrar</text:span><text:span text:style-name="T17_2"><text:s/></text:span><text:span text:style-name="T17_3">al</text:span><text:span text:style-name="T17_4"><text:s/></text:span><text:span text:style-name="T17_5">inicio</text:span><text:span text:style-name="T17_6"><text:s/></text:span><text:span text:style-name="T17_7">de</text:span><text:span text:style-name="T17_8"><text:s/></text:span><text:span text:style-name="T17_9">sesión</text:span><text:span text:style-name="T17_10"><text:s/></text:span><text:span text:style-name="T17_11">de</text:span><text:span text:style-name="T17_12"><text:s/></text:span><text:span text:style-name="T17_13">administrador</text:span><text:span text:style-name="T17_14">.</text:span></text:p>
              </text:list-item>
              <text:list-item>
                <text:p text:style-name="P18"><text:span text:style-name="T18_1">Introducir</text:span><text:span text:style-name="T18_2"><text:s/></text:span><text:span text:style-name="T18_3">usuario</text:span><text:span text:style-name="T18_4">.</text:span></text:p>
              </text:list-item>
              <text:list-item>
                <text:p text:style-name="P19"><text:span text:style-name="T19_1">Introducir</text:span><text:span text:style-name="T19_2"><text:s/></text:span><text:span text:style-name="T19_3">contraseña</text:span><text:span text:style-name="T19_4">.</text:span></text:p>
              </text:list-item>
              <text:list-item>
                <text:p text:style-name="P20"><text:span text:style-name="T20_1">Clic</text:span><text:span text:style-name="T20_2"><text:s/></text:span><text:span text:style-name="T20_3">en</text:span><text:span text:style-name="T20_4"><text:s/></text:span><text:span text:style-name="T20_5">iniciar</text:span><text:span text:style-name="T20_6"><text:s/></text:span><text:span text:style-name="T20_7">sesión</text:span><text:span text:style-name="T20_8">.</text:span></text:p>
              </text:list-item>
              <text:list-item>
                <text:p text:style-name="P21"><text:span text:style-name="T21_1">Si</text:span><text:span text:style-name="T21_2"><text:s/></text:span><text:span text:style-name="T21_3">el</text:span><text:span text:style-name="T21_4"><text:s/></text:span><text:span text:style-name="T21_5">el</text:span><text:span text:style-name="T21_6"><text:s/></text:span><text:span text:style-name="T21_7">usuario</text:span><text:span text:style-name="T21_8"><text:s/></text:span><text:span text:style-name="T21_9">y</text:span><text:span text:style-name="T21_10"><text:s/></text:span><text:span text:style-name="T21_11">contraseña</text:span><text:span text:style-name="T21_12"><text:s/></text:span><text:span text:style-name="T21_13">coinciden</text:span><text:span text:style-name="T21_14"><text:s/></text:span><text:span text:style-name="T21_15">se</text:span><text:span text:style-name="T21_16"><text:s/></text:span><text:span text:style-name="T21_17">concederá</text:span><text:span text:style-name="T21_18"><text:s/></text:span><text:span text:style-name="T21_19">el</text:span><text:span text:style-name="T21_20"><text:s/></text:span><text:span text:style-name="T21_21">acceso</text:span><text:span text:style-name="T21_22"><text:s/></text:span><text:span text:style-name="T21_23">a</text:span><text:span text:style-name="T21_24"><text:s/></text:span><text:span text:style-name="T21_25">la</text:span><text:span text:style-name="T21_26"><text:s/></text:span><text:span text:style-name="T21_27">Interfaz</text:span><text:span text:style-name="T21_28"><text:s/></text:span><text:span text:style-name="T21_29">de</text:span><text:span text:style-name="T21_30"><text:s/></text:span><text:span text:style-name="T21_31">administración</text:span></text:p>
              </text:list-item>
            </text:list>
            <text:p text:style-name="P22"/>
          </table:table-cell>
          <table:table-cell table:style-name="Cell14">
            <text:p text:style-name="P23"/>
          </table:table-cell>
        </table:table-row>
        <table:table-row table:style-name="Row8">
          <table:table-cell table:style-name="Cell15">
            <text:p text:style-name="P24"><text:span text:style-name="T24_1">flujo</text:span><text:span text:style-name="T24_2"><text:s/></text:span><text:span text:style-name="T24_3">anormal</text:span><text:span text:style-name="T24_4">:</text:span></text:p>
            <text:p text:style-name="P25"><text:span text:style-name="T25_1"><text:s text:c="5"/>5<text:s/></text:span><text:span text:style-name="T25_2">A</text:span><text:span text:style-name="T25_3">.<text:s/></text:span><text:span text:style-name="T25_4">Usuario</text:span><text:span text:style-name="T25_5"><text:s/></text:span><text:span text:style-name="T25_6">y</text:span><text:span text:style-name="T25_7"><text:s/></text:span><text:span text:style-name="T25_8">contraseña</text:span><text:span text:style-name="T25_9"><text:s/></text:span><text:span text:style-name="T25_10">no</text:span><text:span text:style-name="T25_11"><text:s/></text:span><text:span text:style-name="T25_12">coinciden</text:span><text:span text:style-name="T25_13">,<text:s/></text:span><text:span text:style-name="T25_14">se</text:span><text:span text:style-name="T25_15"><text:s/></text:span><text:span text:style-name="T25_16">negará</text:span><text:span text:style-name="T25_17"><text:s/></text:span><text:span text:style-name="T25_18">acceso</text:span><text:span text:style-name="T25_19"><text:s/></text:span><text:span text:style-name="T25_20">a</text:span><text:span text:style-name="T25_21"><text:s/></text:span><text:span text:style-name="T25_22">la</text:span><text:span text:style-name="T25_23"><text:s/></text:span><text:span text:style-name="T25_24">administración</text:span><text:span text:style-name="T25_25">,<text:s/></text:span><text:span text:style-name="T25_26">y</text:span><text:span text:style-name="T25_27"><text:s/></text:span><text:span text:style-name="T25_28">se</text:span><text:span text:style-name="T25_29"><text:s text:c="17"/></text:span><text:span text:style-name="T25_30">desplegará</text:span><text:span text:style-name="T25_31"><text:s/></text:span><text:span text:style-name="T25_32">el</text:span><text:span text:style-name="T25_33"><text:s/></text:span><text:span text:style-name="T25_34">mensaje</text:span><text:span text:style-name="T25_35"><text:s/></text:span><text:span text:style-name="T25_36">Usuario</text:span><text:span text:style-name="T25_37"><text:s/></text:span><text:span text:style-name="T25_38">o</text:span><text:span text:style-name="T25_39"><text:s/></text:span><text:span text:style-name="T25_40">contraseña</text:span><text:span text:style-name="T25_41"><text:s/></text:span><text:span text:style-name="T25_42">incorrecta</text:span></text:p>
            <text:p text:style-name="P26"><text:span text:style-name="T26_1"><text:s text:c="4"/>6<text:s text:c="5"/></text:span><text:span text:style-name="T26_2">Se</text:span><text:span text:style-name="T26_3"><text:s/></text:span><text:span text:style-name="T26_4">permitirá</text:span><text:span text:style-name="T26_5"><text:s/></text:span><text:span text:style-name="T26_6">otro</text:span><text:span text:style-name="T26_7"><text:s/></text:span><text:span text:style-name="T26_8">intento</text:span><text:span text:style-name="T26_9"><text:s/></text:span><text:span text:style-name="T26_10">y</text:span><text:span text:style-name="T26_11"><text:s/></text:span><text:span text:style-name="T26_12">se</text:span><text:span text:style-name="T26_13"><text:s/></text:span><text:span text:style-name="T26_14">volverá</text:span><text:span text:style-name="T26_15"><text:s/></text:span><text:span text:style-name="T26_16">al</text:span><text:span text:style-name="T26_17"><text:s/></text:span><text:span text:style-name="T26_18">punto</text:span><text:span text:style-name="T26_19"><text:s/></text:span><text:span text:style-name="T26_20">dos</text:span><text:span text:style-name="T26_21"><text:s/></text:span><text:span text:style-name="T26_22">del</text:span><text:span text:style-name="T26_23"><text:s/></text:span><text:span text:style-name="T26_24">flujo</text:span><text:span text:style-name="T26_25"><text:s/></text:span><text:span text:style-name="T26_26">normal</text:span></text:p>
          </table:table-cell>
          <table:table-cell table:style-name="Cell16">
            <text:p text:style-name="P27"/>
          </table:table-cell>
        </table:table-row>
        <table:table-row table:style-name="Row9">
          <table:table-cell table:style-name="Cell17">
            <text:p text:style-name="P28"><text:span text:style-name="T28_1">Poscondiciones</text:span><text:span text:style-name="T28_2">:</text:span></text:p>
            <text:p text:style-name="P29"><text:span text:style-name="T29_1">En</text:span><text:span text:style-name="T29_2"><text:s/></text:span><text:span text:style-name="T29_3">caso</text:span><text:span text:style-name="T29_4"><text:s/></text:span><text:span text:style-name="T29_5">de</text:span><text:span text:style-name="T29_6"><text:s/></text:span><text:span text:style-name="T29_7">tener</text:span><text:span text:style-name="T29_8"><text:s/></text:span><text:span text:style-name="T29_9">un</text:span><text:span text:style-name="T29_10"><text:s/></text:span><text:span text:style-name="T29_11">acceso</text:span><text:span text:style-name="T29_12"><text:s/></text:span><text:span text:style-name="T29_13">correcto</text:span><text:span text:style-name="T29_14"><text:s/></text:span><text:span text:style-name="T29_15">el</text:span><text:span text:style-name="T29_16"><text:s/></text:span><text:span text:style-name="T29_17">administrador</text:span><text:span text:style-name="T29_18"><text:s/></text:span><text:span text:style-name="T29_19">tendrá</text:span><text:span text:style-name="T29_20"><text:s/></text:span><text:span text:style-name="T29_21">acceso</text:span><text:span text:style-name="T29_22"><text:s/></text:span><text:span text:style-name="T29_23">a</text:span><text:span text:style-name="T29_24"><text:s/></text:span><text:span text:style-name="T29_25">la</text:span><text:span text:style-name="T29_26"><text:s/></text:span><text:span text:style-name="T29_27">interfaz</text:span><text:span text:style-name="T29_28"><text:s/></text:span><text:span text:style-name="T29_29">administrativo</text:span><text:span text:style-name="T29_30"><text:s/></text:span><text:span text:style-name="T29_31">de</text:span><text:span text:style-name="T29_32"><text:s/></text:span><text:span text:style-name="T29_33">lo</text:span><text:span text:style-name="T29_34"><text:s/></text:span><text:span text:style-name="T29_35">contrario</text:span><text:span text:style-name="T29_36"><text:s/></text:span><text:span text:style-name="T29_37">cualquier</text:span><text:span text:style-name="T29_38"><text:s/></text:span><text:span text:style-name="T29_39">acceso</text:span><text:span text:style-name="T29_40"><text:s/></text:span><text:span text:style-name="T29_41">será</text:span><text:span text:style-name="T29_42"><text:s/></text:span><text:span text:style-name="T29_43">denegado</text:span></text:p>
          </table:table-cell>
          <table:table-cell table:style-name="Cell18">
            <text:p text:style-name="P3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